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思源黑体 CN Regular" svg:font-family="'思源黑体 CN Regula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style:font-name="思源黑体 CN Regular" fo:font-size="11pt" fo:font-weight="normal" officeooo:paragraph-rsid="001d8728" style:font-name-asian="思源黑体 CN Regular" style:font-size-asian="11pt" style:font-weight-asian="normal" style:font-size-complex="11pt" style:font-weight-complex="normal"/>
    </style:style>
    <style:style style:name="P2" style:family="paragraph" style:parent-style-name="Standard">
      <style:text-properties style:font-name="思源黑体 CN Regular" fo:font-size="11pt" fo:font-weight="normal" officeooo:paragraph-rsid="00203983" style:font-name-asian="思源黑体 CN Regular" style:font-size-asian="11pt" style:font-weight-asian="normal" style:font-size-complex="11pt" style:font-weight-complex="normal"/>
    </style:style>
    <style:style style:name="P3" style:family="paragraph" style:parent-style-name="Standard">
      <style:text-properties style:font-name="思源黑体 CN Regular" fo:font-size="11pt" fo:font-weight="normal" officeooo:paragraph-rsid="00204cce" style:font-name-asian="思源黑体 CN Regular" style:font-size-asian="11pt" style:font-weight-asian="normal" style:font-size-complex="11pt" style:font-weight-complex="normal"/>
    </style:style>
    <style:style style:name="P4" style:family="paragraph" style:parent-style-name="Standard">
      <style:text-properties style:font-name="思源黑体 CN Regular" fo:font-size="11pt" fo:font-weight="normal" officeooo:paragraph-rsid="00216aaa" style:font-name-asian="思源黑体 CN Regular" style:font-size-asian="11pt" style:font-weight-asian="normal" style:font-size-complex="11pt" style:font-weight-complex="normal"/>
    </style:style>
    <style:style style:name="P5" style:family="paragraph" style:parent-style-name="Standard">
      <style:text-properties style:font-name="思源黑体 CN Regular" fo:font-size="11pt" fo:font-weight="normal" officeooo:paragraph-rsid="0021ea94" style:font-name-asian="思源黑体 CN Regular" style:font-size-asian="11pt" style:font-weight-asian="normal" style:font-size-complex="11pt" style:font-weight-complex="normal"/>
    </style:style>
    <style:style style:name="P6" style:family="paragraph" style:parent-style-name="Standard">
      <style:text-properties style:font-name="思源黑体 CN Regular" fo:font-size="11pt" fo:font-weight="normal" officeooo:paragraph-rsid="00228ab9" style:font-name-asian="思源黑体 CN Regular" style:font-size-asian="11pt" style:font-weight-asian="normal" style:font-size-complex="11pt" style:font-weight-complex="normal"/>
    </style:style>
    <style:style style:name="P7" style:family="paragraph" style:parent-style-name="Standard">
      <style:text-properties style:font-name="思源黑体 CN Regular" fo:font-size="11pt" fo:font-weight="normal" officeooo:paragraph-rsid="00242efd" style:font-name-asian="思源黑体 CN Regular" style:font-size-asian="11pt" style:font-weight-asian="normal" style:font-size-complex="11pt" style:font-weight-complex="normal"/>
    </style:style>
    <style:style style:name="P8" style:family="paragraph" style:parent-style-name="Standard">
      <style:text-properties style:font-name="思源黑体 CN Regular" fo:font-size="11pt" fo:font-weight="normal" officeooo:paragraph-rsid="0025a2cf" style:font-name-asian="思源黑体 CN Regular" style:font-size-asian="11pt" style:font-weight-asian="normal" style:font-size-complex="11pt" style:font-weight-complex="normal"/>
    </style:style>
    <style:style style:name="P9" style:family="paragraph" style:parent-style-name="Standard" style:list-style-name="L1">
      <style:text-properties style:font-name="思源黑体 CN Regular" fo:font-size="11pt" fo:font-weight="normal" officeooo:paragraph-rsid="001d8728" style:font-name-asian="思源黑体 CN Regular" style:font-size-asian="11pt" style:font-weight-asian="normal" style:font-size-complex="11pt" style:font-weight-complex="normal"/>
    </style:style>
    <style:style style:name="P10" style:family="paragraph" style:parent-style-name="Standard" style:list-style-name="L2">
      <style:text-properties style:font-name="思源黑体 CN Regular" fo:font-size="11pt" fo:font-weight="normal" officeooo:paragraph-rsid="00203983" style:font-name-asian="思源黑体 CN Regular" style:font-size-asian="11pt" style:font-weight-asian="normal" style:font-size-complex="11pt" style:font-weight-complex="normal"/>
    </style:style>
    <style:style style:name="P11" style:family="paragraph" style:parent-style-name="Standard" style:list-style-name="L3">
      <style:text-properties style:font-name="思源黑体 CN Regular" fo:font-size="11pt" fo:font-weight="normal" officeooo:paragraph-rsid="00204cce" style:font-name-asian="思源黑体 CN Regular" style:font-size-asian="11pt" style:font-weight-asian="normal" style:font-size-complex="11pt" style:font-weight-complex="normal"/>
    </style:style>
    <style:style style:name="P12" style:family="paragraph" style:parent-style-name="Standard" style:list-style-name="L4">
      <style:text-properties style:font-name="思源黑体 CN Regular" fo:font-size="11pt" fo:font-weight="normal" officeooo:paragraph-rsid="00204cce" style:font-name-asian="思源黑体 CN Regular" style:font-size-asian="11pt" style:font-weight-asian="normal" style:font-size-complex="11pt" style:font-weight-complex="normal"/>
    </style:style>
    <style:style style:name="P13" style:family="paragraph" style:parent-style-name="Standard" style:list-style-name="L5">
      <style:text-properties style:font-name="思源黑体 CN Regular" fo:font-size="11pt" fo:font-weight="normal" officeooo:paragraph-rsid="00216aaa" style:font-name-asian="思源黑体 CN Regular" style:font-size-asian="11pt" style:font-weight-asian="normal" style:font-size-complex="11pt" style:font-weight-complex="normal"/>
    </style:style>
    <style:style style:name="P14" style:family="paragraph" style:parent-style-name="Standard" style:list-style-name="L5">
      <style:text-properties style:font-name="思源黑体 CN Regular" fo:font-size="11pt" fo:font-weight="normal" officeooo:paragraph-rsid="00204cce" style:font-name-asian="思源黑体 CN Regular" style:font-size-asian="11pt" style:font-weight-asian="normal" style:font-size-complex="11pt" style:font-weight-complex="normal"/>
    </style:style>
    <style:style style:name="P15" style:family="paragraph" style:parent-style-name="Standard" style:list-style-name="L6">
      <style:text-properties style:font-name="思源黑体 CN Regular" fo:font-size="11pt" fo:font-weight="normal" officeooo:paragraph-rsid="00216aaa" style:font-name-asian="思源黑体 CN Regular" style:font-size-asian="11pt" style:font-weight-asian="normal" style:font-size-complex="11pt" style:font-weight-complex="normal"/>
    </style:style>
    <style:style style:name="P16" style:family="paragraph" style:parent-style-name="Standard" style:list-style-name="L7">
      <style:text-properties style:font-name="思源黑体 CN Regular" fo:font-size="11pt" fo:font-weight="normal" officeooo:paragraph-rsid="0021ea94" style:font-name-asian="思源黑体 CN Regular" style:font-size-asian="11pt" style:font-weight-asian="normal" style:font-size-complex="11pt" style:font-weight-complex="normal"/>
    </style:style>
    <style:style style:name="P17" style:family="paragraph" style:parent-style-name="Standard" style:list-style-name="L8">
      <style:text-properties style:font-name="思源黑体 CN Regular" fo:font-size="11pt" fo:font-weight="normal" officeooo:paragraph-rsid="0021ea94" style:font-name-asian="思源黑体 CN Regular" style:font-size-asian="11pt" style:font-weight-asian="normal" style:font-size-complex="11pt" style:font-weight-complex="normal"/>
    </style:style>
    <style:style style:name="P18" style:family="paragraph" style:parent-style-name="Standard" style:list-style-name="L9">
      <style:text-properties style:font-name="思源黑体 CN Regular" fo:font-size="11pt" fo:font-weight="normal" officeooo:paragraph-rsid="0021ea94" style:font-name-asian="思源黑体 CN Regular" style:font-size-asian="11pt" style:font-weight-asian="normal" style:font-size-complex="11pt" style:font-weight-complex="normal"/>
    </style:style>
    <style:style style:name="P19" style:family="paragraph" style:parent-style-name="Standard" style:list-style-name="L10">
      <style:text-properties style:font-name="思源黑体 CN Regular" fo:font-size="11pt" fo:font-weight="normal" officeooo:paragraph-rsid="0021ea94" style:font-name-asian="思源黑体 CN Regular" style:font-size-asian="11pt" style:font-weight-asian="normal" style:font-size-complex="11pt" style:font-weight-complex="normal"/>
    </style:style>
    <style:style style:name="P20" style:family="paragraph" style:parent-style-name="Standard" style:list-style-name="L11">
      <style:text-properties style:font-name="思源黑体 CN Regular" fo:font-size="11pt" fo:font-weight="normal" officeooo:paragraph-rsid="0021ea94" style:font-name-asian="思源黑体 CN Regular" style:font-size-asian="11pt" style:font-weight-asian="normal" style:font-size-complex="11pt" style:font-weight-complex="normal"/>
    </style:style>
    <style:style style:name="P21" style:family="paragraph" style:parent-style-name="Standard" style:list-style-name="L12">
      <style:text-properties style:font-name="思源黑体 CN Regular" fo:font-size="11pt" fo:font-weight="normal" officeooo:paragraph-rsid="00228ab9" style:font-name-asian="思源黑体 CN Regular" style:font-size-asian="11pt" style:font-weight-asian="normal" style:font-size-complex="11pt" style:font-weight-complex="normal"/>
    </style:style>
    <style:style style:name="P22" style:family="paragraph" style:parent-style-name="Standard" style:list-style-name="L13">
      <style:text-properties style:font-name="思源黑体 CN Regular" fo:font-size="11pt" fo:font-weight="normal" officeooo:paragraph-rsid="00228ab9" style:font-name-asian="思源黑体 CN Regular" style:font-size-asian="11pt" style:font-weight-asian="normal" style:font-size-complex="11pt" style:font-weight-complex="normal"/>
    </style:style>
    <style:style style:name="P23" style:family="paragraph" style:parent-style-name="Standard" style:list-style-name="L13">
      <style:text-properties style:font-name="思源黑体 CN Regular" fo:font-size="11pt" fo:font-weight="normal" officeooo:paragraph-rsid="003597ed" style:font-name-asian="思源黑体 CN Regular" style:font-size-asian="11pt" style:font-weight-asian="normal" style:font-size-complex="11pt" style:font-weight-complex="normal"/>
    </style:style>
    <style:style style:name="P24" style:family="paragraph" style:parent-style-name="Standard" style:list-style-name="L14">
      <style:text-properties style:font-name="思源黑体 CN Regular" fo:font-size="11pt" fo:font-weight="normal" officeooo:paragraph-rsid="00228ab9" style:font-name-asian="思源黑体 CN Regular" style:font-size-asian="11pt" style:font-weight-asian="normal" style:font-size-complex="11pt" style:font-weight-complex="normal"/>
    </style:style>
    <style:style style:name="P25" style:family="paragraph" style:parent-style-name="Standard" style:list-style-name="L15">
      <style:text-properties style:font-name="思源黑体 CN Regular" fo:font-size="11pt" fo:font-weight="normal" officeooo:paragraph-rsid="00242efd" style:font-name-asian="思源黑体 CN Regular" style:font-size-asian="11pt" style:font-weight-asian="normal" style:font-size-complex="11pt" style:font-weight-complex="normal"/>
    </style:style>
    <style:style style:name="P26" style:family="paragraph" style:parent-style-name="Standard" style:list-style-name="L16">
      <style:text-properties style:font-name="思源黑体 CN Regular" fo:font-size="11pt" fo:font-weight="normal" officeooo:paragraph-rsid="0025a2cf" style:font-name-asian="思源黑体 CN Regular" style:font-size-asian="11pt" style:font-weight-asian="normal" style:font-size-complex="11pt" style:font-weight-complex="normal"/>
    </style:style>
    <style:style style:name="P27" style:family="paragraph" style:parent-style-name="Standard" style:list-style-name="L17">
      <style:text-properties style:font-name="思源黑体 CN Regular" fo:font-size="11pt" fo:font-weight="normal" officeooo:paragraph-rsid="0025a2cf" style:font-name-asian="思源黑体 CN Regular" style:font-size-asian="11pt" style:font-weight-asian="normal" style:font-size-complex="11pt" style:font-weight-complex="normal"/>
    </style:style>
    <style:style style:name="P28" style:family="paragraph" style:parent-style-name="Standard" style:list-style-name="L18">
      <style:text-properties style:font-name="思源黑体 CN Regular" fo:font-size="11pt" fo:font-weight="normal" officeooo:paragraph-rsid="0025a2cf" style:font-name-asian="思源黑体 CN Regular" style:font-size-asian="11pt" style:font-weight-asian="normal" style:font-size-complex="11pt" style:font-weight-complex="normal"/>
    </style:style>
    <style:style style:name="P29" style:family="paragraph" style:parent-style-name="Standard" style:list-style-name="L19">
      <style:text-properties style:font-name="思源黑体 CN Regular" fo:font-size="11pt" fo:font-weight="normal" officeooo:paragraph-rsid="0025a2cf" style:font-name-asian="思源黑体 CN Regular" style:font-size-asian="11pt" style:font-weight-asian="normal" style:font-size-complex="11pt" style:font-weight-complex="normal"/>
    </style:style>
    <style:style style:name="P30" style:family="paragraph" style:parent-style-name="Standard" style:list-style-name="L20">
      <style:text-properties style:font-name="思源黑体 CN Regular" fo:font-size="11pt" fo:font-weight="normal" officeooo:paragraph-rsid="0025a2cf" style:font-name-asian="思源黑体 CN Regular" style:font-size-asian="11pt" style:font-weight-asian="normal" style:font-size-complex="11pt" style:font-weight-complex="normal"/>
    </style:style>
    <style:style style:name="P31" style:family="paragraph" style:parent-style-name="Standard" style:list-style-name="L20">
      <style:text-properties style:font-name="思源黑体 CN Regular" fo:font-size="11pt" fo:font-weight="normal" officeooo:rsid="00276022" officeooo:paragraph-rsid="00276022" style:font-name-asian="思源黑体 CN Regular" style:font-size-asian="11pt" style:font-weight-asian="normal" style:font-size-complex="11pt" style:font-weight-complex="normal"/>
    </style:style>
    <style:style style:name="P32" style:family="paragraph" style:parent-style-name="Standard" style:list-style-name="L20">
      <style:text-properties style:font-name="思源黑体 CN Regular" fo:font-size="11pt" fo:font-weight="normal" officeooo:rsid="00276022" officeooo:paragraph-rsid="003597ed" style:font-name-asian="思源黑体 CN Regular" style:font-size-asian="11pt" style:font-weight-asian="normal" style:font-size-complex="11pt" style:font-weight-complex="normal"/>
    </style:style>
    <style:style style:name="P33" style:family="paragraph" style:parent-style-name="Standard">
      <style:text-properties style:font-name="思源黑体 CN Regular" fo:font-size="11pt" fo:font-weight="normal" officeooo:paragraph-rsid="003597ed" style:font-name-asian="思源黑体 CN Regular" style:font-size-asian="11pt" style:font-weight-asian="normal" style:font-size-complex="11pt" style:font-weight-complex="normal"/>
    </style:style>
    <style:style style:name="P34" style:family="paragraph" style:parent-style-name="Standard" style:list-style-name="L9">
      <style:text-properties style:font-name="思源黑体 CN Regular" fo:font-size="11pt" fo:font-weight="normal" officeooo:paragraph-rsid="0021ea94" fo:background-color="#ffff00" style:font-name-asian="思源黑体 CN Regular" style:font-size-asian="11pt" style:font-weight-asian="normal" style:font-size-complex="11pt" style:font-weight-complex="normal"/>
    </style:style>
    <style:style style:name="T1" style:family="text">
      <style:text-properties officeooo:rsid="0018a424"/>
    </style:style>
    <style:style style:name="T2" style:family="text">
      <style:text-properties officeooo:rsid="003697c2"/>
    </style:style>
    <style:style style:name="T3" style:family="text">
      <style:text-properties officeooo:rsid="00203983"/>
    </style:style>
    <style:style style:name="T4" style:family="text">
      <style:text-properties officeooo:rsid="00204cce"/>
    </style:style>
    <style:style style:name="T5" style:family="text">
      <style:text-properties officeooo:rsid="00216aaa"/>
    </style:style>
    <style:style style:name="T6" style:family="text">
      <style:text-properties officeooo:rsid="0021ea94"/>
    </style:style>
    <style:style style:name="T7" style:family="text">
      <style:text-properties officeooo:rsid="00228ab9"/>
    </style:style>
    <style:style style:name="T8" style:family="text">
      <style:text-properties officeooo:rsid="00242efd"/>
    </style:style>
    <style:style style:name="T9" style:family="text">
      <style:text-properties officeooo:rsid="0025a2cf"/>
    </style:style>
    <style:style style:name="T10" style:family="text">
      <style:text-properties officeooo:rsid="00276022"/>
    </style:style>
    <style:style style:name="T11" style:family="text">
      <style:text-properties officeooo:rsid="003597e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:邓钧仁</text:p>
      <text:p text:style-name="P1"/>
      <text:p text:style-name="P1"/>
      <text:p text:style-name="P1">模块名:岗位轮换</text:p>
      <text:p text:style-name="P1"><text:tab/>导航<text:span text:style-name="T2">下拉名_1:岗位轮换</text:span></text:p>
      <text:p text:style-name="P1"><text:tab/><text:tab/>导航<text:span text:style-name="T2">名_1:岗位轮换自荐</text:span></text:p>
      <text:p text:style-name="P1"><text:tab/><text:tab/><text:tab/>功能名_<text:span text:style-name="T1">1:列表 功能类型:网格</text:span></text:p>
      <text:list xml:id="list5712417260726821369" text:style-name="L1">
        <text:list-item>
          <text:p text:style-name="P9">字段名:姓名</text:p>
        </text:list-item>
        <text:list-item>
          <text:p text:style-name="P9">字段名:地区</text:p>
        </text:list-item>
        <text:list-item>
          <text:p text:style-name="P9">字段名:项目组/部门</text:p>
        </text:list-item>
        <text:list-item>
          <text:p text:style-name="P9">字段名:岗位</text:p>
        </text:list-item>
        <text:list-item>
          <text:p text:style-name="P9">字段名:入职时间</text:p>
        </text:list-item>
        <text:list-item>
          <text:p text:style-name="P9">字段名:转正时间</text:p>
        </text:list-item>
        <text:list-item>
          <text:p text:style-name="P9">字段名:目前岗位层级</text:p>
        </text:list-item>
        <text:list-item>
          <text:p text:style-name="P9">字段名:获得时间</text:p>
        </text:list-item>
        <text:list-item>
          <text:p text:style-name="P9">字段名:申请轮换等级</text:p>
        </text:list-item>
        <text:list-item>
          <text:p text:style-name="P9">字段名:申请时间</text:p>
        </text:list-item>
        <text:list-item>
          <text:p text:style-name="P9">字段名:申请轮换原因</text:p>
        </text:list-item>
        <text:list-item>
          <text:p text:style-name="P9">字段名:轮换后岗位等级</text:p>
        </text:list-item>
        <text:list-item>
          <text:p text:style-name="P9">字段名:总经办</text:p>
        </text:list-item>
        <text:list-item>
          <text:p text:style-name="P9">字段名:总经办意见</text:p>
        </text:list-item>
        <text:list-item>
          <text:p text:style-name="P9">字段名:是否通过</text:p>
        </text:list-item>
        <text:list-item>
          <text:p text:style-name="P9">字段名:轮换时间</text:p>
        </text:list-item>
      </text:list>
      <text:p text:style-name="P1"><text:tab/><text:tab/><text:tab/>功能名_<text:span text:style-name="T3">2:添加 功能类型:编辑</text:span></text:p>
      <text:list xml:id="list3140633446386171066" text:style-name="L2">
        <text:list-item>
          <text:p text:style-name="P10">字段名:申请轮换等级 字段类型:单选框 必填</text:p>
        </text:list-item>
        <text:list-item>
          <text:p text:style-name="P10">字段名:申请轮换原因 字段类型:文本框 必填</text:p>
        </text:list-item>
      </text:list>
      <text:p text:style-name="P2"><text:tab/><text:tab/><text:tab/>功能名_<text:span text:style-name="T3">3:编辑 功能类型:编辑</text:span></text:p>
      <text:list xml:id="list1987744976464627117" text:style-name="L3">
        <text:list-item>
          <text:p text:style-name="P11">字段名:申请轮换等级 字段类型:单选框 必填</text:p>
        </text:list-item>
        <text:list-item>
          <text:p text:style-name="P11">字段名:申请轮换原因 字段类型:文本框 必填</text:p>
        </text:list-item>
      </text:list>
      <text:p text:style-name="P3"><text:tab/><text:tab/><text:tab/>功能名_<text:span text:style-name="T4">4:删除 功能类型:编辑</text:span></text:p>
      <text:p text:style-name="P3"><text:tab/><text:tab/><text:tab/>功能名_<text:span text:style-name="T4">5:意见 功能类型:编辑</text:span></text:p>
      <text:list xml:id="list3730941570063802532" text:style-name="L4">
        <text:list-item>
          <text:p text:style-name="P12">字段名:意见 字段类型:文本框 必填</text:p>
        </text:list-item>
      </text:list>
      <text:p text:style-name="P3"><text:tab/><text:tab/><text:tab/>功能名_<text:span text:style-name="T4">6:总经办意见 功能类型:编辑</text:span></text:p>
      <text:list xml:id="list7377133905571623111" text:style-name="L5">
        <text:list-item>
          <text:p text:style-name="P13">字段名:是否通过 字段类型:开关按钮 默认:否</text:p>
        </text:list-item>
        <text:list-item>
          <text:p text:style-name="P14">字段名:意见 字段类型:文本框 必填</text:p>
        </text:list-item>
        <text:list-item>
          <text:p text:style-name="P14">字段名:轮换时间 字段类型:日期框 必填</text:p>
        </text:list-item>
        <text:list-item>
          <text:p text:style-name="P14">字段名:轮换后岗位等级 字段类型:单选框 必填</text:p>
        </text:list-item>
      </text:list>
      <text:p text:style-name="P3"><text:tab/><text:tab/><text:tab/>功能名_<text:span text:style-name="T4">7:查看意见 <text:s/>功能类型:网格</text:span></text:p>
      <text:list xml:id="list570267735797134120" text:style-name="L6">
        <text:list-item>
          <text:p text:style-name="P15">字段名:姓名</text:p>
        </text:list-item>
        <text:list-item>
          <text:p text:style-name="P15">字段名:地区</text:p>
        </text:list-item>
        <text:list-item>
          <text:p text:style-name="P15">字段名:项目组/部门</text:p>
        </text:list-item>
        <text:list-item>
          <text:p text:style-name="P15">字段名:岗位</text:p>
        </text:list-item>
        <text:list-item>
          <text:p text:style-name="P15">字段名:意见</text:p>
        </text:list-item>
        <text:list-item>
          <text:p text:style-name="P15">字段名:时间</text:p>
        </text:list-item>
      </text:list>
      <text:p text:style-name="P4"><text:soft-page-break/></text:p>
      <text:p text:style-name="P4"><text:tab/><text:tab/>导航名_<text:span text:style-name="T5">2:岗位轮换推荐</text:span></text:p>
      <text:p text:style-name="P4"><text:tab/><text:tab/><text:tab/>功能名_<text:span text:style-name="T5">1:列表 功能类型:网格</text:span></text:p>
      <text:list xml:id="list2910940073433287685" text:style-name="L7">
        <text:list-item>
          <text:p text:style-name="P16">字段名:姓名</text:p>
        </text:list-item>
        <text:list-item>
          <text:p text:style-name="P16">字段名:地区</text:p>
        </text:list-item>
        <text:list-item>
          <text:p text:style-name="P16">字段名:项目组/部门</text:p>
        </text:list-item>
        <text:list-item>
          <text:p text:style-name="P16">字段名:岗位</text:p>
        </text:list-item>
        <text:list-item>
          <text:p text:style-name="P16">字段名:入职时间</text:p>
        </text:list-item>
        <text:list-item>
          <text:p text:style-name="P16">字段名:转正时间</text:p>
        </text:list-item>
        <text:list-item>
          <text:p text:style-name="P16">字段名:目前岗位层级</text:p>
        </text:list-item>
        <text:list-item>
          <text:p text:style-name="P16">字段名:举荐轮换岗位层级</text:p>
        </text:list-item>
        <text:list-item>
          <text:p text:style-name="P16">字段名:举荐原因</text:p>
        </text:list-item>
        <text:list-item>
          <text:p text:style-name="P16">字段名:举荐人</text:p>
        </text:list-item>
        <text:list-item>
          <text:p text:style-name="P16">字段名:举荐时间</text:p>
        </text:list-item>
        <text:list-item>
          <text:p text:style-name="P16">字段名:轮换后岗位</text:p>
        </text:list-item>
        <text:list-item>
          <text:p text:style-name="P16">字段名:总经办</text:p>
        </text:list-item>
        <text:list-item>
          <text:p text:style-name="P16">字段名:意见</text:p>
        </text:list-item>
        <text:list-item>
          <text:p text:style-name="P16">字段名:是否通过</text:p>
        </text:list-item>
        <text:list-item>
          <text:p text:style-name="P16">字段名:轮换时间</text:p>
        </text:list-item>
      </text:list>
      <text:p text:style-name="P5"><text:tab/><text:tab/><text:tab/>功能名_<text:span text:style-name="T6">2:添加 功能类型:编辑</text:span></text:p>
      <text:list xml:id="list2837602867543995774" text:style-name="L8">
        <text:list-item>
          <text:p text:style-name="P17">字段名:姓名 字段类型:单选框 必填</text:p>
        </text:list-item>
        <text:list-item>
          <text:p text:style-name="P17">字段名:举荐轮换岗位层级 字段类型:单选框 必填</text:p>
        </text:list-item>
        <text:list-item>
          <text:p text:style-name="P17">字段名:举荐原因 字段类型:文本框 必填</text:p>
        </text:list-item>
      </text:list>
      <text:p text:style-name="P5"><text:tab/><text:tab/><text:tab/>功能名_<text:span text:style-name="T6">3:编辑 功能类型:编辑</text:span></text:p>
      <text:list xml:id="list3853052064805777377" text:style-name="L9">
        <text:list-item>
          <text:p text:style-name="P34">字段名:姓名 字段类型:单选框 必填</text:p>
        </text:list-item>
        <text:list-item>
          <text:p text:style-name="P18">字段名:举荐轮换岗位层级 字段类型:单选框 必填</text:p>
        </text:list-item>
        <text:list-item>
          <text:p text:style-name="P18">字段名:举荐原因 字段类型:文本框 必填</text:p>
        </text:list-item>
      </text:list>
      <text:p text:style-name="P5"><text:tab/><text:tab/><text:tab/>功能名_<text:span text:style-name="T6">4:删除 功能类型:编辑</text:span></text:p>
      <text:p text:style-name="P5"><text:tab/><text:tab/><text:tab/>功能名_<text:span text:style-name="T6">5:总经办意见 功能类型:编辑</text:span></text:p>
      <text:list xml:id="list8379677432619921728" text:style-name="L10">
        <text:list-item>
          <text:p text:style-name="P19">字段名:是否通过 字段类型:开关按钮 默认:否</text:p>
        </text:list-item>
        <text:list-item>
          <text:p text:style-name="P19">字段名:意见 字段类型:文本框 必填</text:p>
        </text:list-item>
        <text:list-item>
          <text:p text:style-name="P19">字段名:轮换时间 字段类型:日期框 必填</text:p>
        </text:list-item>
        <text:list-item>
          <text:p text:style-name="P19">字段名:轮换后岗位等级 字段类型:单选框 必填</text:p>
        </text:list-item>
      </text:list>
      <text:p text:style-name="P5"><text:tab/>导航下拉名_<text:span text:style-name="T7">2:轮换管理</text:span></text:p>
      <text:p text:style-name="P5"><text:tab/><text:tab/>导航名_<text:span text:style-name="T7">1:岗位补贴标准</text:span></text:p>
      <text:p text:style-name="P5"><text:tab/><text:tab/><text:tab/>功能名_<text:span text:style-name="T7">1:列表 功能类型:网格</text:span></text:p>
      <text:list xml:id="list4650900677062126679" text:style-name="L11">
        <text:list-item>
          <text:p text:style-name="P20">字段名:岗位层级</text:p>
        </text:list-item>
        <text:list-item>
          <text:p text:style-name="P20">字段名:补贴标准</text:p>
        </text:list-item>
        <text:list-item>
          <text:p text:style-name="P20">字段名:状态</text:p>
        </text:list-item>
      </text:list>
      <text:p text:style-name="P5"><text:tab/><text:tab/><text:tab/>功能名_<text:span text:style-name="T7">2:添加 功能类型:编辑</text:span></text:p>
      <text:list xml:id="list1099142485057726579" text:style-name="L12">
        <text:list-item>
          <text:p text:style-name="P21">字段名:岗位层级 字段类型:文本框 必填</text:p>
        </text:list-item>
        <text:list-item>
          <text:p text:style-name="P21">字段名:补贴标准 字段类型:数字框 限制两位小数 大于<text:span text:style-name="T7">0 必填</text:span></text:p>
        </text:list-item>
      </text:list>
      <text:p text:style-name="P6"><text:tab/><text:tab/><text:tab/>功能名_<text:span text:style-name="T7">3:编辑 功能类型:编辑</text:span></text:p>
      <text:list xml:id="list8024118574533500551" text:style-name="L13">
        <text:list-item>
          <text:p text:style-name="P23">字段名:岗位层级 字段类型:文本框 必填<text:span text:style-name="T11">tangtang</text:span></text:p>
        </text:list-item>
        <text:list-item>
          <text:p text:style-name="P22"><text:soft-page-break/>字段名:补贴标准 字段类型:数字框 限制两位小数 大于<text:span text:style-name="T7">0 必填</text:span></text:p>
        </text:list-item>
      </text:list>
      <text:p text:style-name="P6"><text:tab/><text:tab/><text:tab/>功能名_<text:span text:style-name="T7">4:删除 功能类型:编辑</text:span></text:p>
      <text:p text:style-name="P6"><text:tab/><text:tab/><text:tab/>功能名_<text:span text:style-name="T7">5:冻结 功能类型:编辑</text:span></text:p>
      <text:p text:style-name="P6"><text:tab/><text:tab/><text:tab/>功能名_<text:span text:style-name="T7">6:解冻 功能类型:编辑</text:span></text:p>
      <text:p text:style-name="P6"><text:tab/><text:tab/>导航名_<text:span text:style-name="T7">2:岗位轮换统计</text:span></text:p>
      <text:p text:style-name="P6"><text:tab/><text:tab/><text:tab/>功能名_<text:span text:style-name="T7">1:列表 功能类型:网格</text:span></text:p>
      <text:list xml:id="list374115224739838498" text:style-name="L14">
        <text:list-item>
          <text:p text:style-name="P24"><text:bookmark-start text:name="__DdeLink__274_354244878"/>字段名:姓名</text:p>
        </text:list-item>
        <text:list-item>
          <text:p text:style-name="P24">字段名:岗位层级</text:p>
        </text:list-item>
        <text:list-item>
          <text:p text:style-name="P24">字段名:补贴周期开始时间</text:p>
        </text:list-item>
        <text:list-item>
          <text:p text:style-name="P24">字段名:补贴周期结束时间</text:p>
        </text:list-item>
        <text:list-item>
          <text:p text:style-name="P24">字段名:开始担任时间</text:p>
        </text:list-item>
        <text:list-item>
          <text:p text:style-name="P24">字段名:结束担任时间</text:p>
        </text:list-item>
        <text:list-item>
          <text:p text:style-name="P24">字段名:周期天数</text:p>
        </text:list-item>
        <text:list-item>
          <text:p text:style-name="P24">字段名:周期内补贴天数<text:bookmark-end text:name="__DdeLink__274_354244878"/></text:p>
        </text:list-item>
      </text:list>
      <text:p text:style-name="P6"><text:tab/><text:tab/><text:tab/>功能名_<text:span text:style-name="T8">2:添加 功能类型:编辑</text:span></text:p>
      <text:list xml:id="list7602389746825781444" text:style-name="L15">
        <text:list-item>
          <text:p text:style-name="P25">字段名:姓名 字段类型:单选框 必填</text:p>
        </text:list-item>
        <text:list-item>
          <text:p text:style-name="P25">字段名:岗位层级 字段类型:单选框 必填</text:p>
        </text:list-item>
        <text:list-item>
          <text:p text:style-name="P25">字段名:补贴周期开始时间 字段类型:日期框 必填</text:p>
        </text:list-item>
        <text:list-item>
          <text:p text:style-name="P25">字段名:补贴周期结束时间 字段类型:日期框 必填</text:p>
        </text:list-item>
        <text:list-item>
          <text:p text:style-name="P25">字段名:结束担任时间 字段类型:日期框 必填</text:p>
        </text:list-item>
        <text:list-item>
          <text:p text:style-name="P25">字段名:周期内补贴天数 字段类型:数字框 必填</text:p>
        </text:list-item>
      </text:list>
      <text:p text:style-name="P7"><text:tab/><text:tab/><text:tab/>功能名_<text:span text:style-name="T9">3:编辑 功能类型:编辑</text:span></text:p>
      <text:list xml:id="list8127296526023453755" text:style-name="L16">
        <text:list-item>
          <text:p text:style-name="P26">字段名:姓名 字段类型:单选框 必填</text:p>
        </text:list-item>
        <text:list-item>
          <text:p text:style-name="P26">字段名:岗位层级 字段类型:单选框 必填</text:p>
        </text:list-item>
        <text:list-item>
          <text:p text:style-name="P26">字段名:补贴周期开始时间 字段类型:日期框 必填</text:p>
        </text:list-item>
        <text:list-item>
          <text:p text:style-name="P26">字段名:补贴周期结束时间 字段类型:日期框 必填</text:p>
        </text:list-item>
        <text:list-item>
          <text:p text:style-name="P26">字段名:结束担任时间 字段类型:日期框 必填</text:p>
        </text:list-item>
        <text:list-item>
          <text:p text:style-name="P26">字段名:周期内补贴天数 字段类型:数字框 必填</text:p>
        </text:list-item>
      </text:list>
      <text:p text:style-name="P33"><text:tab/><text:tab/><text:tab/>功能名_<text:span text:style-name="T9">4:删除 功能类型:编辑tang</text:span></text:p>
      <text:p text:style-name="P8"><text:tab/><text:tab/>功能名_<text:span text:style-name="T9">3:岗位轮换条件</text:span></text:p>
      <text:p text:style-name="P8"><text:tab/><text:tab/><text:tab/>功能名_<text:span text:style-name="T9">1:列表 功能类型:网格</text:span></text:p>
      <text:list xml:id="list511147416725420442" text:style-name="L17">
        <text:list-item>
          <text:p text:style-name="P27">字段名:轮换方式</text:p>
        </text:list-item>
        <text:list-item>
          <text:p text:style-name="P27">字段名:条件</text:p>
        </text:list-item>
      </text:list>
      <text:p text:style-name="P8"><text:tab/><text:tab/><text:tab/>功能名_<text:span text:style-name="T9">2:添加 功能类型:编辑</text:span></text:p>
      <text:list xml:id="list1406861321986282868" text:style-name="L18">
        <text:list-item>
          <text:p text:style-name="P28">字段名:轮换方式 字段类型:文本框 必填</text:p>
        </text:list-item>
        <text:list-item>
          <text:p text:style-name="P28">字段名:条件 字段类型:文本框 必填</text:p>
        </text:list-item>
      </text:list>
      <text:p text:style-name="P8"><text:tab/><text:tab/><text:tab/>功能名_<text:span text:style-name="T9">3:编辑 功能类型:编辑</text:span></text:p>
      <text:list xml:id="list4317925088750558977" text:style-name="L19">
        <text:list-item>
          <text:p text:style-name="P29">字段名:轮换方式 字段类型:文本框 必填</text:p>
        </text:list-item>
        <text:list-item>
          <text:p text:style-name="P29">字段名:条件 字段类型:文本框 必填</text:p>
        </text:list-item>
      </text:list>
      <text:p text:style-name="P8"><text:tab/><text:tab/><text:tab/>功能名_<text:span text:style-name="T9">4:删除 功能类型:编辑</text:span></text:p>
      <text:p text:style-name="P8"><text:tab/><text:tab/>功能名_<text:span text:style-name="T9">4:目前岗位情况</text:span></text:p>
      <text:p text:style-name="P8"><text:tab/><text:tab/><text:tab/>功能名_<text:span text:style-name="T10">1:列表 功能类型:网格</text:span></text:p>
      <text:list xml:id="list157226047868844540" text:style-name="L20">
        <text:list-item>
          <text:p text:style-name="P30">字段名:姓名</text:p>
        </text:list-item>
        <text:list-item>
          <text:p text:style-name="P31">字段名:部门/项目组</text:p>
        </text:list-item>
        <text:list-item>
          <text:p text:style-name="P31"><text:soft-page-break/>字段名:岗位层级</text:p>
        </text:list-item>
        <text:list-item>
          <text:p text:style-name="P32">字段名:获取时间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思源黑体 CN Regular" svg:font-family="'思源黑体 CN Regula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1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3T09:36:14.575406781</meta:creation-date>
    <dc:date>2017-07-19T17:37:10.000826081</dc:date>
    <meta:editing-duration>PT1H56M41S</meta:editing-duration>
    <meta:editing-cycles>4</meta:editing-cycles>
    <meta:generator>LibreOffice/5.1.5.2$Linux_X86_64 LibreOffice_project/10$Build-2</meta:generator>
    <meta:document-statistic meta:table-count="0" meta:image-count="0" meta:object-count="0" meta:page-count="4" meta:paragraph-count="131" meta:word-count="1750" meta:character-count="2143" meta:non-whitespace-character-count="1938"/>
  </office:meta>
</office:document-meta>
</file>